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7.48mm"/>
    </style:style>
    <style:style style:name="co2" style:family="table-column">
      <style:table-column-properties fo:break-before="auto" style:column-width="75.14mm"/>
    </style:style>
    <style:style style:name="co3" style:family="table-column">
      <style:table-column-properties fo:break-before="auto" style:column-width="29.1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52.39mm"/>
    </style:style>
    <style:style style:name="co6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11.11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dd9c4" fo:border="0.06pt solid #000000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wrap-option="wrap" fo:border="0.06pt solid #000000" style:vertical-align="middle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92d05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m du test</text:p>
          </table:table-cell>
          <table:table-cell table:style-name="ce1" office:value-type="string" calcext:value-type="string">
            <text:p>Résultat attendu</text:p>
          </table:table-cell>
          <table:table-cell table:style-name="ce1" office:value-type="string" calcext:value-type="string">
            <text:p>Passage du test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Ajouter un dossier avec un id null</text:p>
          </table:table-cell>
          <table:table-cell table:style-name="ce5" office:value-type="string" calcext:value-type="string">
            <text:p>testAjouterDossierIdNull</text:p>
          </table:table-cell>
          <table:table-cell table:style-name="ce7" office:value-type="string" calcext:value-type="string">
            <text:p>exception levée</text:p>
          </table:table-cell>
          <table:table-cell table:style-name="ce8" office:value-type="string" calcext:value-type="string">
            <text:p>PASS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Ajouter un dossier avec un id correspondant à un string vide</text:p>
          </table:table-cell>
          <table:table-cell table:style-name="ce5" office:value-type="string" calcext:value-type="string">
            <text:p>testAjouterDossierIdVide</text:p>
          </table:table-cell>
          <table:table-cell table:style-name="ce7" office:value-type="string" calcext:value-type="string">
            <text:p>exception levée</text:p>
          </table:table-cell>
          <table:table-cell table:style-name="ce8" office:value-type="string" calcext:value-type="string">
            <text:p>PASS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Ajouter un dossier avec un id incorrect par rapport au regex donné dans les propriétés</text:p>
          </table:table-cell>
          <table:table-cell table:style-name="ce5" office:value-type="string" calcext:value-type="string">
            <text:p>testAjouterDossierIdIncorrect</text:p>
          </table:table-cell>
          <table:table-cell table:style-name="ce7" office:value-type="string" calcext:value-type="string">
            <text:p>exception levée</text:p>
          </table:table-cell>
          <table:table-cell table:style-name="ce8" office:value-type="string" calcext:value-type="string">
            <text:p>PAS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jouter un dossier avec la date de création null</text:p>
          </table:table-cell>
          <table:table-cell table:style-name="ce5" office:value-type="string" calcext:value-type="string">
            <text:p>testAjouterDossierDateNull</text:p>
          </table:table-cell>
          <table:table-cell table:style-name="ce7" office:value-type="string" calcext:value-type="string">
            <text:p>exception levée</text:p>
          </table:table-cell>
          <table:table-cell table:style-name="ce8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Ajouter un dossier avec l'état null</text:p>
          </table:table-cell>
          <table:table-cell table:style-name="ce6" office:value-type="string" calcext:value-type="string">
            <text:p>testAjouterDossierEtatNull</text:p>
          </table:table-cell>
          <table:table-cell table:style-name="ce7" office:value-type="string" calcext:value-type="string">
            <text:p>exception levée</text:p>
          </table:table-cell>
          <table:table-cell table:style-name="ce9" office:value-type="string" calcext:value-type="string">
            <text:p>PASS</text:p>
          </table:table-cell>
          <table:table-cell table:style-name="ce11" table:number-columns-repeated="1020"/>
        </table:table-row>
        <table:table-row table:style-name="ro1">
          <table:table-cell office:value-type="string" calcext:value-type="string">
            <text:p>Ajouter un dossier avec le type de dossier null</text:p>
          </table:table-cell>
          <table:table-cell office:value-type="string" calcext:value-type="string">
            <text:p>testAjouterDossierTypeNull</text:p>
          </table:table-cell>
          <table:table-cell table:style-name="ce7" office:value-type="string" calcext:value-type="string">
            <text:p>exception levée</text:p>
          </table:table-cell>
          <table:table-cell table:style-name="ce9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jouter un dossier avec l'étudiant null</text:p>
          </table:table-cell>
          <table:table-cell office:value-type="string" calcext:value-type="string">
            <text:p>testAjouterDossierEtudiantNull</text:p>
          </table:table-cell>
          <table:table-cell table:style-name="ce7" office:value-type="string" calcext:value-type="string">
            <text:p>exception levée</text:p>
          </table:table-cell>
          <table:table-cell table:style-name="ce9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jouter un dossier avec l'INE de l'étudiant null</text:p>
          </table:table-cell>
          <table:table-cell office:value-type="string" calcext:value-type="string">
            <text:p>testAjouterDossierEtudiantINENull</text:p>
          </table:table-cell>
          <table:table-cell table:style-name="ce7" office:value-type="string" calcext:value-type="string">
            <text:p>exception levée</text:p>
          </table:table-cell>
          <table:table-cell table:style-name="ce9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jouter un dossier avec l'INE de l'étudiant correspondant à un string vide</text:p>
          </table:table-cell>
          <table:table-cell office:value-type="string" calcext:value-type="string">
            <text:p>testAjouterDossierEtudiantINEVide</text:p>
          </table:table-cell>
          <table:table-cell table:style-name="ce7" office:value-type="string" calcext:value-type="string">
            <text:p>exception levée</text:p>
          </table:table-cell>
          <table:table-cell table:style-name="ce9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jouter un dossier avec le nom de l'étudiant null</text:p>
          </table:table-cell>
          <table:table-cell office:value-type="string" calcext:value-type="string">
            <text:p>testAjouterDossierEtudiantNomNull</text:p>
          </table:table-cell>
          <table:table-cell table:style-name="ce7" office:value-type="string" calcext:value-type="string">
            <text:p>exception levée</text:p>
          </table:table-cell>
          <table:table-cell table:style-name="ce9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jouter un dossier avec le nom de l'étudiant correspondant à un string vide</text:p>
          </table:table-cell>
          <table:table-cell office:value-type="string" calcext:value-type="string">
            <text:p>testAjouterDossierEtudiantNomVide</text:p>
          </table:table-cell>
          <table:table-cell table:style-name="ce7" office:value-type="string" calcext:value-type="string">
            <text:p>exception levée</text:p>
          </table:table-cell>
          <table:table-cell table:style-name="ce9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jouter un dossier avec le prénom de l'étudiant null</text:p>
          </table:table-cell>
          <table:table-cell office:value-type="string" calcext:value-type="string">
            <text:p>testAjouterDossierEtudiantPrenomNull</text:p>
          </table:table-cell>
          <table:table-cell table:style-name="ce7" office:value-type="string" calcext:value-type="string">
            <text:p>exception levée</text:p>
          </table:table-cell>
          <table:table-cell table:style-name="ce9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jouter un dossier avec le prénom de l'étudiant correspondant à un string vide</text:p>
          </table:table-cell>
          <table:table-cell office:value-type="string" calcext:value-type="string">
            <text:p>testAjouterDossierEtudiantPrenomVide</text:p>
          </table:table-cell>
          <table:table-cell table:style-name="ce7" office:value-type="string" calcext:value-type="string">
            <text:p>exception levée</text:p>
          </table:table-cell>
          <table:table-cell table:style-name="ce9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jouter un dossier avec l'adresse de l'étudiant null</text:p>
          </table:table-cell>
          <table:table-cell office:value-type="string" calcext:value-type="string">
            <text:p>testAjouterDossierEtudiantAdresseNull</text:p>
          </table:table-cell>
          <table:table-cell table:style-name="ce7" office:value-type="string" calcext:value-type="string">
            <text:p>exception levée</text:p>
          </table:table-cell>
          <table:table-cell table:style-name="ce9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jouter un dossier avec l'adresse de l'étudiant correspondant à un string vide</text:p>
          </table:table-cell>
          <table:table-cell office:value-type="string" calcext:value-type="string">
            <text:p>testAjouterDossierEtudiantAdresseVide</text:p>
          </table:table-cell>
          <table:table-cell table:style-name="ce7" office:value-type="string" calcext:value-type="string">
            <text:p>exception levée</text:p>
          </table:table-cell>
          <table:table-cell table:style-name="ce9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jouter un dossier avec le sexe de l'étudiant null</text:p>
          </table:table-cell>
          <table:table-cell office:value-type="string" calcext:value-type="string">
            <text:p>testAjouterDossierEtudiantSexeNull</text:p>
          </table:table-cell>
          <table:table-cell table:style-name="ce7" office:value-type="string" calcext:value-type="string">
            <text:p>exception levée</text:p>
          </table:table-cell>
          <table:table-cell table:style-name="ce9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jouter un dossier avec le sexe de l'étudiant correspondant à un string vide</text:p>
          </table:table-cell>
          <table:table-cell office:value-type="string" calcext:value-type="string">
            <text:p>testAjouterDossierEtudiantSexeVide</text:p>
          </table:table-cell>
          <table:table-cell table:style-name="ce7" office:value-type="string" calcext:value-type="string">
            <text:p>exception levée</text:p>
          </table:table-cell>
          <table:table-cell table:style-name="ce9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jouter un dossier avec la formation null</text:p>
          </table:table-cell>
          <table:table-cell office:value-type="string" calcext:value-type="string">
            <text:p>testAjouterDossierFormationNull</text:p>
          </table:table-cell>
          <table:table-cell table:style-name="ce7" office:value-type="string" calcext:value-type="string">
            <text:p>exception levée</text:p>
          </table:table-cell>
          <table:table-cell table:style-name="ce9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jouter un dossier avec l'intitulé de la formation null</text:p>
          </table:table-cell>
          <table:table-cell office:value-type="string" calcext:value-type="string">
            <text:p>testAjouterDossierFormationIntituleNull</text:p>
          </table:table-cell>
          <table:table-cell table:style-name="ce7" office:value-type="string" calcext:value-type="string">
            <text:p>exception levée</text:p>
          </table:table-cell>
          <table:table-cell table:style-name="ce9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jouter un dossier avec l'intitulé de la formation correspondant à un string vide</text:p>
          </table:table-cell>
          <table:table-cell office:value-type="string" calcext:value-type="string">
            <text:p>testAjouterDossierFormationIntituleVide</text:p>
          </table:table-cell>
          <table:table-cell table:style-name="ce7" office:value-type="string" calcext:value-type="string">
            <text:p>exception levée</text:p>
          </table:table-cell>
          <table:table-cell table:style-name="ce9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jouter un dossier dans tous les paramètre sont correct</text:p>
          </table:table-cell>
          <table:table-cell office:value-type="string" calcext:value-type="string">
            <text:p>testAjouterDossierValide</text:p>
          </table:table-cell>
          <table:table-cell office:value-type="string" calcext:value-type="string">
            <text:p>pas d'exception levée et dossier dans la base de données</text:p>
          </table:table-cell>
          <table:table-cell table:style-name="ce9" office:value-type="string" calcext:value-type="string">
            <text:p>PASS</text:p>
          </table:table-cell>
          <table:table-cell table:number-columns-repeated="1020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2" table:style-name="ta2">
        <table:table-column table:style-name="co6" table:number-columns-repeated="1024" table:default-cell-style-name="ce4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3" table:style-name="ta2">
        <table:table-column table:style-name="co6" table:number-columns-repeated="1024" table:default-cell-style-name="ce4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Windows_x86 LibreOffice_project/e8938fd3328e95dcf59dd64e7facd2c7d67c704d</meta:generator>
    <meta:initial-creator>Jordan</meta:initial-creator>
    <meta:creation-date>2012-10-30T04:24:50Z</meta:creation-date>
    <dc:date>2015-12-16T13:43:41.307000000</dc:date>
    <meta:print-date>2015-12-15T14:28:20Z</meta:print-date>
    <meta:editing-duration>PT2M13S</meta:editing-duration>
    <meta:editing-cycles>1</meta:editing-cycles>
    <meta:document-statistic meta:table-count="3" meta:cell-count="88" meta:object-count="0"/>
  </office:meta>
</office:document-meta>
</file>